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3cm" svg:y1="8cm" svg:x2="11.3cm" svg:y2="9cm">
          <text:p text:style-name="P4"/>
        </draw:line>
        <draw:rect draw:style-name="gr2" draw:text-style-name="P3" draw:layer="layout" svg:width="3.5cm" svg:height="1cm" svg:x="5cm" svg:y="4.4cm">
          <text:p text:style-name="P2"><text:span text:style-name="T1">ENZYME - A</text:span></text:p>
        </draw:rect>
        <draw:circle draw:style-name="gr3" draw:text-style-name="P1" draw:layer="layout" svg:width="0.5cm" svg:height="0.5cm" svg:x="11cm" svg:y="4.6cm">
          <text:p text:style-name="P4"/>
        </draw:circle>
        <draw:line draw:style-name="gr1" draw:text-style-name="P1" draw:layer="layout" svg:x1="8.5cm" svg:y1="4.9cm" svg:x2="11cm" svg:y2="4.9cm">
          <text:p text:style-name="P4"/>
        </draw:line>
        <draw:frame draw:style-name="gr4" draw:text-style-name="P5" draw:layer="layout" svg:width="3.1cm" svg:height="0.806cm" svg:x="9.8cm" svg:y="3.7cm">
          <draw:text-box>
            <text:p text:style-name="P4"><text:span text:style-name="T1">metabolite</text:span></text:p>
          </draw:text-box>
        </draw:frame>
        <draw:rect draw:style-name="gr2" draw:text-style-name="P3" draw:layer="layout" svg:width="3.5cm" svg:height="1cm" svg:x="14cm" svg:y="4.4cm">
          <text:p text:style-name="P2"><text:span text:style-name="T1">ENZYME - B</text:span></text:p>
        </draw:rect>
        <draw:rect draw:style-name="gr2" draw:text-style-name="P3" draw:layer="layout" svg:width="3.5cm" svg:height="1cm" svg:x="9.5cm" svg:y="7.1cm">
          <text:p text:style-name="P2"><text:span text:style-name="T1">ENZYME - C</text:span></text:p>
        </draw:rect>
        <draw:line draw:style-name="gr1" draw:text-style-name="P1" draw:layer="layout" svg:x1="11.5cm" svg:y1="4.9cm" svg:x2="14cm" svg:y2="4.9cm">
          <text:p text:style-name="P4"/>
        </draw:line>
        <draw:line draw:style-name="gr1" draw:text-style-name="P1" draw:layer="layout" svg:x1="11.3cm" svg:y1="5.1cm" svg:x2="11.3cm" svg:y2="7.1cm">
          <text:p text:style-name="P4"/>
        </draw:line>
        <draw:circle draw:style-name="gr3" draw:text-style-name="P1" draw:layer="layout" svg:width="0.5cm" svg:height="0.5cm" svg:x="3cm" svg:y="4.6cm">
          <text:p text:style-name="P4"/>
        </draw:circle>
        <draw:circle draw:style-name="gr3" draw:text-style-name="P1" draw:layer="layout" svg:width="0.5cm" svg:height="0.5cm" svg:x="11cm" svg:y="9cm">
          <text:p text:style-name="P4"/>
        </draw:circle>
        <draw:line draw:style-name="gr1" draw:text-style-name="P1" draw:layer="layout" svg:x1="17.5cm" svg:y1="4.9cm" svg:x2="19cm" svg:y2="4.9cm">
          <text:p text:style-name="P4"/>
        </draw:line>
        <draw:circle draw:style-name="gr3" draw:text-style-name="P1" draw:layer="layout" svg:width="0.5cm" svg:height="0.5cm" svg:x="19cm" svg:y="4.7cm">
          <text:p text:style-name="P4"/>
        </draw:circle>
        <draw:line draw:style-name="gr1" draw:text-style-name="P1" draw:layer="layout" svg:x1="3.5cm" svg:y1="4.9cm" svg:x2="5cm" svg:y2="4.9cm">
          <text:p text:style-name="P4"/>
        </draw:line>
        <draw:line draw:style-name="gr1" draw:text-style-name="P1" draw:layer="layout" svg:x1="11.3cm" svg:y1="19.8cm" svg:x2="11.3cm" svg:y2="20.8cm">
          <text:p text:style-name="P4"/>
        </draw:line>
        <draw:rect draw:style-name="gr2" draw:text-style-name="P3" draw:layer="layout" svg:width="3.5cm" svg:height="1cm" svg:x="5cm" svg:y="16.2cm">
          <text:p text:style-name="P2"><text:span text:style-name="T1">ENZYME - A</text:span></text:p>
        </draw:rect>
        <draw:circle draw:style-name="gr3" draw:text-style-name="P1" draw:layer="layout" svg:width="0.5cm" svg:height="0.5cm" svg:x="11cm" svg:y="16.4cm">
          <text:p text:style-name="P4"/>
        </draw:circle>
        <draw:line draw:style-name="gr1" draw:text-style-name="P1" draw:layer="layout" svg:x1="8.5cm" svg:y1="16.7cm" svg:x2="11cm" svg:y2="16.7cm">
          <text:p text:style-name="P4"/>
        </draw:line>
        <draw:frame draw:style-name="gr4" draw:text-style-name="P5" draw:layer="layout" svg:width="3.1cm" svg:height="0.806cm" svg:x="9.8cm" svg:y="15.5cm">
          <draw:text-box>
            <text:p text:style-name="P4"><text:span text:style-name="T1">metabolite</text:span></text:p>
          </draw:text-box>
        </draw:frame>
        <draw:rect draw:style-name="gr2" draw:text-style-name="P3" draw:layer="layout" svg:width="3.5cm" svg:height="1cm" svg:x="14cm" svg:y="16.2cm">
          <text:p text:style-name="P2"><text:span text:style-name="T1">ENZYME - B</text:span></text:p>
        </draw:rect>
        <draw:rect draw:style-name="gr2" draw:text-style-name="P3" draw:layer="layout" svg:width="3.5cm" svg:height="1cm" svg:x="9.5cm" svg:y="18.9cm">
          <text:p text:style-name="P2"><text:span text:style-name="T1">ENZYME - C</text:span></text:p>
        </draw:rect>
        <draw:line draw:style-name="gr1" draw:text-style-name="P1" draw:layer="layout" svg:x1="11.5cm" svg:y1="16.7cm" svg:x2="14cm" svg:y2="16.7cm">
          <text:p text:style-name="P4"/>
        </draw:line>
        <draw:line draw:style-name="gr1" draw:text-style-name="P1" draw:layer="layout" svg:x1="11.3cm" svg:y1="16.9cm" svg:x2="11.3cm" svg:y2="18.9cm">
          <text:p text:style-name="P4"/>
        </draw:line>
        <draw:circle draw:style-name="gr3" draw:text-style-name="P1" draw:layer="layout" svg:width="0.5cm" svg:height="0.5cm" svg:x="3cm" svg:y="16.4cm">
          <text:p text:style-name="P4"/>
        </draw:circle>
        <draw:circle draw:style-name="gr3" draw:text-style-name="P1" draw:layer="layout" svg:width="0.5cm" svg:height="0.5cm" svg:x="11cm" svg:y="20.8cm">
          <text:p text:style-name="P4"/>
        </draw:circle>
        <draw:line draw:style-name="gr1" draw:text-style-name="P1" draw:layer="layout" svg:x1="17.5cm" svg:y1="16.7cm" svg:x2="19cm" svg:y2="16.7cm">
          <text:p text:style-name="P4"/>
        </draw:line>
        <draw:circle draw:style-name="gr3" draw:text-style-name="P1" draw:layer="layout" svg:width="0.5cm" svg:height="0.5cm" svg:x="19cm" svg:y="16.5cm">
          <text:p text:style-name="P4"/>
        </draw:circle>
        <draw:line draw:style-name="gr1" draw:text-style-name="P1" draw:layer="layout" svg:x1="3.5cm" svg:y1="16.7cm" svg:x2="5cm" svg:y2="16.7cm">
          <text:p text:style-name="P4"/>
        </draw:line>
        <draw:frame draw:style-name="gr4" draw:text-style-name="P5" draw:layer="layout" svg:width="3.1cm" svg:height="0.806cm" svg:x="9.9cm" svg:y="21.3cm">
          <draw:text-box>
            <text:p text:style-name="P4"><text:span text:style-name="T1">metabolite</text:span></text:p>
          </draw:text-box>
        </draw:frame>
        <draw:custom-shape draw:style-name="gr5" draw:text-style-name="P1" draw:layer="layout" svg:width="0.5cm" svg:height="1.5cm" svg:x="7.8cm" svg:y="3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6.7cm" svg:y="3.5cm">
          <text:p text:style-name="P4"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.2cm" svg:x="12.3cm" svg:y="6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" draw:text-style-name="P6" draw:layer="layout" svg:width="4.1cm" svg:height="0.725cm" svg:x="16.3cm" svg:y="8.194cm">
            <draw:text-box>
              <text:p text:style-name="P4"><text:span text:style-name="T2">.... metabolite</text:span></text:p>
            </draw:text-box>
          </draw:frame>
          <draw:custom-shape draw:style-name="gr5" draw:text-style-name="P1" draw:layer="layout" svg:width="1cm" svg:height="0.5cm" svg:x="15.3cm" svg:y="9cm">
            <text:p text:style-name="P4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6" draw:layer="layout" svg:width="3cm" svg:height="0.725cm" svg:x="16.3cm" svg:y="8.9cm">
            <draw:text-box>
              <text:p text:style-name="P4"><text:span text:style-name="T2">.... activity</text:span></text:p>
            </draw:text-box>
          </draw:frame>
          <draw:circle draw:style-name="gr3" draw:text-style-name="P1" draw:layer="layout" svg:width="0.5cm" svg:height="0.5cm" svg:x="15.5cm" svg:y="8.3cm">
            <text:p text:style-name="P4"/>
          </draw:circle>
          <draw:rect draw:style-name="gr3" draw:text-style-name="P3" draw:layer="layout" svg:width="1cm" svg:height="0.5cm" svg:x="15.2cm" svg:y="7.5cm">
            <text:p text:style-name="P4"/>
          </draw:rect>
          <draw:frame draw:style-name="gr4" draw:text-style-name="P6" draw:layer="layout" svg:width="4.1cm" svg:height="0.725cm" svg:x="16.3cm" svg:y="7.394cm">
            <draw:text-box>
              <text:p text:style-name="P4"><text:span text:style-name="T2">.... enzy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9-20T10:08:15</dc:date>
    <dc:language>de-AT</dc:language>
    <meta:editing-cycles>8</meta:editing-cycles>
    <meta:editing-duration>PT1H8M3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